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d5de" officeooo:paragraph-rsid="0016d5de"/>
    </style:style>
    <style:style style:name="P2" style:family="paragraph" style:parent-style-name="Standard">
      <style:text-properties officeooo:rsid="0018d140" officeooo:paragraph-rsid="0018d140"/>
    </style:style>
    <style:style style:name="P3" style:family="paragraph" style:parent-style-name="Standard">
      <style:text-properties officeooo:paragraph-rsid="0018d140"/>
    </style:style>
    <style:style style:name="T1" style:family="text">
      <style:text-properties officeooo:rsid="0018d140"/>
    </style:style>
    <style:style style:name="T2" style:family="text">
      <style:text-properties fo:background-color="#00a933" loext:char-shading-value="0"/>
    </style:style>
    <style:style style:name="T3" style:family="text">
      <style:text-properties fo:background-color="#00a933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1 : lors d’appels d’urgence (au pluriel, ça me semble mieux)</text:p>
      <text:p text:style-name="P1"><text:span text:style-name="T3">S15</text:span> : dire que l’algo ne fonctionne pas toujours (il faut des hypothèses sur la fonction). Vous n’êtes pas obligé de l’écrire cela dit.</text:p>
      <text:p text:style-name="P1"><text:span text:style-name="T3">S22</text:span> : réseau de neurones (au pluriel car il y a 2 neurones)</text:p>
      <text:p text:style-name="P1"><text:span text:style-name="T3">S31 </text:span>: Image d’entrée (il manque un accent, pas grave :-)</text:p>
      <text:p text:style-name="P1"><text:span text:style-name="T3">S41 </text:span>: spectrogramme du mot incendie (vous l’avez écrit à l’anglaise)</text:p>
      <text:p text:style-name="P1"/>
      <text:p text:style-name="P3"><text:span text:style-name="T1">Pour l’algo de descente du gradient, on peut vous demander à quelle condition la suite (x_k) converge. Il faut des hypothèses sur f, genre f C2 coercive. Je vous conseille de regarder sur internet et de faire un transparent au cas où à mettre en annexe. Par exemple fichier joint.</text:span></text:p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0:22:35.617000000</meta:creation-date>
    <meta:generator>LibreOffice/7.3.3.2$Linux_X86_64 LibreOffice_project/30$Build-2</meta:generator>
    <dc:date>2022-06-05T11:45:53.034336493</dc:date>
    <meta:editing-duration>PT22M25S</meta:editing-duration>
    <meta:editing-cycles>2</meta:editing-cycles>
    <meta:document-statistic meta:table-count="0" meta:image-count="0" meta:object-count="0" meta:page-count="1" meta:paragraph-count="6" meta:word-count="120" meta:character-count="659" meta:non-whitespace-character-count="545"/>
  </office:meta>
</office:document-meta>
</file>